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4409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2433a1" officeooo:paragraph-rsid="002433a1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2433a1" officeooo:paragraph-rsid="00279bd2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26416e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32c815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35ae5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8d2a8" officeooo:paragraph-rsid="0028d2a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8d2a8" officeooo:paragraph-rsid="002903f8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d97" officeooo:paragraph-rsid="002903f8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38ed2c" officeooo:paragraph-rsid="0038ed2c"/>
    </style:style>
    <style:style style:name="T1" style:family="text">
      <style:text-properties officeooo:rsid="00225ab9"/>
    </style:style>
    <style:style style:name="T2" style:family="text">
      <style:text-properties officeooo:rsid="0022fb94"/>
    </style:style>
    <style:style style:name="T3" style:family="text">
      <style:text-properties officeooo:rsid="001c4409"/>
    </style:style>
    <style:style style:name="T4" style:family="text">
      <style:text-properties officeooo:rsid="002562a0"/>
    </style:style>
    <style:style style:name="T5" style:family="text">
      <style:text-properties officeooo:rsid="0026416e"/>
    </style:style>
    <style:style style:name="T6" style:family="text">
      <style:text-properties officeooo:rsid="00271879"/>
    </style:style>
    <style:style style:name="T7" style:family="text">
      <style:text-properties officeooo:rsid="00279bd2"/>
    </style:style>
    <style:style style:name="T8" style:family="text">
      <style:text-properties officeooo:rsid="002903f8"/>
    </style:style>
    <style:style style:name="T9" style:family="text">
      <style:text-properties officeooo:rsid="002bda0d"/>
    </style:style>
    <style:style style:name="T10" style:family="text">
      <style:text-properties officeooo:rsid="002cb7d9"/>
    </style:style>
    <style:style style:name="T11" style:family="text">
      <style:text-properties officeooo:rsid="002cce85"/>
    </style:style>
    <style:style style:name="T12" style:family="text">
      <style:text-properties officeooo:rsid="002da8ff"/>
    </style:style>
    <style:style style:name="T13" style:family="text">
      <style:text-properties officeooo:rsid="002ed3fc"/>
    </style:style>
    <style:style style:name="T14" style:family="text">
      <style:text-properties officeooo:rsid="00305e34"/>
    </style:style>
    <style:style style:name="T15" style:family="text">
      <style:text-properties officeooo:rsid="0030a770"/>
    </style:style>
    <style:style style:name="T16" style:family="text">
      <style:text-properties officeooo:rsid="00322f38"/>
    </style:style>
    <style:style style:name="T17" style:family="text">
      <style:text-properties officeooo:rsid="0032c815"/>
    </style:style>
    <style:style style:name="T18" style:family="text">
      <style:text-properties officeooo:rsid="003353d7"/>
    </style:style>
    <style:style style:name="T19" style:family="text">
      <style:text-properties officeooo:rsid="00350bd6"/>
    </style:style>
    <style:style style:name="T20" style:family="text">
      <style:text-properties officeooo:rsid="0035ae58"/>
    </style:style>
    <style:style style:name="T21" style:family="text">
      <style:text-properties officeooo:rsid="003ad77e"/>
    </style:style>
    <style:style style:name="T22" style:family="text">
      <style:text-properties officeooo:rsid="003b27b2"/>
    </style:style>
    <style:style style:name="T23" style:family="text">
      <style:text-properties officeooo:rsid="003d0f08"/>
    </style:style>
    <style:style style:name="T24" style:family="text">
      <style:text-properties officeooo:rsid="003d884f"/>
    </style:style>
    <style:style style:name="T25" style:family="text">
      <style:text-properties officeooo:rsid="003dd2f2"/>
    </style:style>
    <style:style style:name="T26" style:family="text">
      <style:text-properties officeooo:rsid="003f76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Пометки на полях о деталях </text:span><text:span text:style-name="T3">алгоритма создания/редактирования системного описания из OPC UA Poligon</text:span></text:p>
      <text:list xml:id="list772313980" text:style-name="L1">
        <text:list-item>
          <text:p text:style-name="P2">справочник RBID_RRI_OPCUA, содержимое используется для того чтобы фильтровать RtData &amp; Events на этапе генерации полей класса из дерева OPC UA, это раз. Два, по <text:span text:style-name="T4">нему сейчас НЕ </text:span>генерится список полей атрибутов + поля этого класса из RBID_BITMASK, <text:span text:style-name="T4">но содержимое используется при фильтрации узлов дерева для НСИ атрибутов (см. readRriAttrInfo()). <text:s/></text:span><text:span text:style-name="T6">Также </text:span><text:span text:style-name="T4">RBID_RRI_OPCUA </text:span><text:span text:style-name="T6">используется на этапе генерации *.dlmcfg когда по его содержимому получают индекс команды для контроллера <text:s/>(см. fillCmdIndex())</text:span></text:p>
        </text:list-item>
        <text:list-item>
          <text:p text:style-name="P4"><text:span text:style-name="T5">справочник BitMask, содержимое считывается на этапе начала работы и раскидывается на два списка: <text:s text:c="2"/></text:span><text:span text:style-name="T1"><text:s/>clsId2RtDataInfoes </text:span><text:span text:style-name="T5">и clsId2RriAttrInfoes. Эти списки дают дополнительные поля RtData &amp; RriAttr на этапе автогенерации описания класса из узлов OPC UA (</text:span><text:span text:style-name="T4">см. makeDtoClassInfo()) <text:s/></text:span></text:p>
        </text:list-item>
        <text:list-item>
          <text:p text:style-name="P3">справочник RBID_CMD_OPCUA, <text:span text:style-name="T7">используется для формирования списка команд при создании класса (см. ensureCmdDescription ) и при генерации </text:span><text:span text:style-name="T6">*.dlmcfg </text:span><text:span text:style-name="T7">раздела описании команды (см. OpcToS5DataCfgUnitM5Model case ACTID_AUTO_LINK)</text:span></text:p>
        </text:list-item>
        <text:list-item>
          <text:p text:style-name="P7">При создании/обновлении классов нужно не забывать экспортировать новое системное в базу. При этом остается вопрос как удалить ненужные сущности, в частности у меня после экспорта оставались testRRI атрибуты. Пока приходится сносить базу.</text:p>
        </text:list-item>
        <text:list-item>
          <text:p text:style-name="P8"><text:span text:style-name="T8">Методика проверки следующая: а) обновить боевую базу </text:span><text:s/><text:span text:style-name="T8">из SkIDE б) перегенерить dev|dlmcfg в) запускаем и проверяем работу OPC UA ↔ USkat</text:span></text:p>
        </text:list-item>
        <text:list-item>
          <text:p text:style-name="P9">в процессе создания описания класса алгоритм лезет в справочник команд НСИ и ищет атрибута у которого совпадает id <text:s/>с BrowseName <text:s/>узла. Если находит, то помещает его в раздел атрибутов НСИ, если нет то RtData</text:p>
        </text:list-item>
        <text:list-item>
          <text:p text:style-name="P5"><text:span text:style-name="T9">Use case - «добавим новую RtData». Появляется новый узел и программа должна в итоге обновить описание класса и в данные метаинформации ( opc.ua.nodes2class.gwids.IP_Address_*). </text:span><text:span text:style-name="T10">В процессе обновления classInfo алгоритм анализирует содержимое справочника RBID_RRI_OPCUA и если находит что там элемент со strid, например AnalogInput.PhysicalValue, то не рассматривает этот узел как кандидата на создание RtData/Event, а только как атрибут ЕСИ. </text:span><text:span text:style-name="T11">Еще раз напоминаю, что в процессе этого создается список элементов типа </text:span><text:span text:style-name="T10"><text:s/>UaNode2Gwid. </text:span><text:span text:style-name="T11">Команды тупо считываются из справочника команд (RBID_CMD_OPCUA). Кроме этого, на данном этапе добавляются битовые данные из справочника (RBID_BITMASK). </text:span><text:span text:style-name="T12">Битовые Rt-данные от НСИшных данных отличаются префиксом (rtd или rri ). </text:span><text:span text:style-name="T11"><text:s/></text:span><text:span text:style-name="T13">Механизм битовых событий пока в разработке. <text:s/></text:span><text:span text:style-name="T14">Внимание! При удалении существующего данного из класса его нужно удалить сначала в редакторе классов чтобы метод </text:span><text:span text:style-name="T15">OpcUaTreeBrowserPanel::</text:span><text:span text:style-name="T13">updateDtoClassInfo </text:span><text:span text:style-name="T15">отработал корректно. </text:span><text:span text:style-name="T9">Далее </text:span><text:span text:style-name="T16">алгоритм сам перегенерит линки (метод generateNode2GwidLinks(...))</text:span><text:span text:style-name="T9">. </text:span><text:span text:style-name="T17">Вроде бы должно промушаопсить.</text:span></text:p>
        </text:list-item>
        <text:list-item>
          <text:p text:style-name="P6"><text:span text:style-name="T17">Обновление объектов. </text:span><text:span text:style-name="T9"><text:s/></text:span><text:span text:style-name="T18">Все действо происходит в методе </text:span><text:span text:style-name="T15">OpcUaTreeBrowserPanel::</text:span><text:span text:style-name="T18">createObjsFromNodes(). </text:span><text:span text:style-name="T19">В процессе, в методе updateNodes2SkidsInStore() обновляются привязки NodeId → Skid. </text:span><text:span text:style-name="T20">И финальное обновление идет в </text:span><text:span text:style-name="T15">OpcUaTreeBrowserPanel::</text:span><text:span text:style-name="T20">generateNode2GwidLinks()</text:span></text:p>
        </text:list-item>
        <text:list-item>
          <text:p text:style-name="P10">Генерация dlmcfg происходить в 2 этапа. Сначала создание в StoredMetaInfoAutoLinkConfigurationProcess::formCfgUnitsFromAutoElements(…) создается список привязок NodeId → Gwid для всех типов сущностей (команды, rtData, rriData, event ). <text:span text:style-name="T21">Для работы этот метод использует инфу из справочников и ранее автоматически сгенерированную информацию OpcUaUtils.loadCmdGwid2Nodes(…) - </text:span><text:span text:style-name="T22">команды</text:span><text:span text:style-name="T21">, <text:s/>OpcUaUtils.loadNodes2RtdGwids</text:span><text:span text:style-name="T22">() - Rt данные, OpcUaUtils.loadNodes2RriGwids(…) - НСИ, OpcUaUtils.loadNodes2EvtGwids(…</text:span><text:span text:style-name="T23">) - события. <text:s/></text:span><text:span text:style-name="T24">В конце первого этапа весь этот </text:span><text:soft-page-break/><text:span text:style-name="T24">список сущностей добавляется в документ OpcToS5DataCfgDoc. </text:span><text:span text:style-name="T25">Далее этот документ сохраняется в файл OpcToS5DataCfgUnitM5LifecycleManager::generateFileFromCurrState(…) который тупо запрашивает название для файла и вызывает OpcToS5DataCfgConverter.convertToDlmCfgTree(…) где и происходит вся «жара» по генерации описания сущностей dlmcfg</text:span></text:p>
        </text:list-item>
        <text:list-item>
          <text:p text:style-name="P10"><text:s/><text:span text:style-name="T25">Теперь про </text:span><text:span text:style-name="T26">генерацию devcfg. Сам метод генерации CfgOpcUaNodeM5Model::CfgOpcUaNodeLifecycleManager::ensureNodesCfgs(…)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mitry  Egorov</meta:initial-creator>
    <meta:creation-date>2024-02-05T11:57:48.806083957</meta:creation-date>
    <dc:date>2024-03-11T17:17:41.508739609</dc:date>
    <dc:creator>Dmitry  Egorov</dc:creator>
    <meta:editing-duration>PT8H13M29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2" meta:paragraph-count="11" meta:word-count="491" meta:character-count="4027" meta:non-whitespace-character-count="3539"/>
  </office:meta>
</office:document-meta>
</file>